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4mm" svg:height="90.05mm" svg:x="41.8mm" svg:y="238.5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4.6mm" svg:y="238.99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77mm" svg:y="332.56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9273293.18" calcext:value-type="float">
            <text:p>39273293,18</text:p>
          </table:table-cell>
          <table:table-cell office:value-type="float" office:value="40590677.96" calcext:value-type="float">
            <text:p>40590677,96</text:p>
          </table:table-cell>
          <table:table-cell office:value-type="float" office:value="39705902.82" calcext:value-type="float">
            <text:p>39705902,82</text:p>
          </table:table-cell>
          <table:table-cell office:value-type="float" office:value="50000" calcext:value-type="float">
            <text:p>50000</text:p>
          </table:table-cell>
          <table:table-cell office:value-type="float" office:value="13.63" calcext:value-type="float">
            <text:p>13,63</text:p>
          </table:table-cell>
          <table:table-cell office:value-type="float" office:value="23.036" calcext:value-type="float">
            <text:p>23,036</text:p>
          </table:table-cell>
          <table:table-cell office:value-type="float" office:value="15.444" calcext:value-type="float">
            <text:p>15,444</text:p>
          </table:table-cell>
          <table:table-cell office:value-type="float" office:value="1000" calcext:value-type="float">
            <text:p>1000</text:p>
          </table:table-cell>
          <table:table-cell office:value-type="float" office:value="2.196" calcext:value-type="float">
            <text:p>2,196</text:p>
          </table:table-cell>
          <table:table-cell office:value-type="float" office:value="1.8" calcext:value-type="float">
            <text:p>1,8</text:p>
          </table:table-cell>
          <table:table-cell office:value-type="float" office:value="4.242" calcext:value-type="float">
            <text:p>4,24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047103.98" calcext:value-type="float">
            <text:p>21047103,98</text:p>
          </table:table-cell>
          <table:table-cell office:value-type="float" office:value="12780540.24" calcext:value-type="float">
            <text:p>12780540,24</text:p>
          </table:table-cell>
          <table:table-cell office:value-type="float" office:value="21456252.08" calcext:value-type="float">
            <text:p>21456252,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508" calcext:value-type="float">
            <text:p>25,508</text:p>
          </table:table-cell>
          <table:table-cell office:value-type="float" office:value="64.756" calcext:value-type="float">
            <text:p>64,756</text:p>
          </table:table-cell>
          <table:table-cell office:value-type="float" office:value="25.434" calcext:value-type="float">
            <text:p>25,434</text:p>
          </table:table-cell>
          <table:table-cell office:value-type="float" office:value="2000" calcext:value-type="float">
            <text:p>2000</text:p>
          </table:table-cell>
          <table:table-cell office:value-type="float" office:value="4.066" calcext:value-type="float">
            <text:p>4,066</text:p>
          </table:table-cell>
          <table:table-cell office:value-type="float" office:value="1.8" calcext:value-type="float">
            <text:p>1,8</text:p>
          </table:table-cell>
          <table:table-cell office:value-type="float" office:value="6.23399999999999" calcext:value-type="float">
            <text:p>6,233999999999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996059.48" calcext:value-type="float">
            <text:p>9996059,48</text:p>
          </table:table-cell>
          <table:table-cell office:value-type="float" office:value="5643815.42" calcext:value-type="float">
            <text:p>5643815,42</text:p>
          </table:table-cell>
          <table:table-cell office:value-type="float" office:value="9013512.08" calcext:value-type="float">
            <text:p>9013512,08</text:p>
          </table:table-cell>
          <table:table-cell office:value-type="float" office:value="200000" calcext:value-type="float">
            <text:p>200000</text:p>
          </table:table-cell>
          <table:table-cell office:value-type="float" office:value="52.378" calcext:value-type="float">
            <text:p>52,378</text:p>
          </table:table-cell>
          <table:table-cell office:value-type="float" office:value="101.2" calcext:value-type="float">
            <text:p>101,2</text:p>
          </table:table-cell>
          <table:table-cell office:value-type="float" office:value="47.29" calcext:value-type="float">
            <text:p>47,29</text:p>
          </table:table-cell>
          <table:table-cell office:value-type="float" office:value="4000" calcext:value-type="float">
            <text:p>4000</text:p>
          </table:table-cell>
          <table:table-cell office:value-type="float" office:value="3.998" calcext:value-type="float">
            <text:p>3,998</text:p>
          </table:table-cell>
          <table:table-cell office:value-type="float" office:value="1.8" calcext:value-type="float">
            <text:p>1,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809487.5" calcext:value-type="float">
            <text:p>3809487,5</text:p>
          </table:table-cell>
          <table:table-cell office:value-type="float" office:value="5067556.28" calcext:value-type="float">
            <text:p>5067556,28</text:p>
          </table:table-cell>
          <table:table-cell office:value-type="float" office:value="3450819.48" calcext:value-type="float">
            <text:p>3450819,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98.246" calcext:value-type="float">
            <text:p>98,246</text:p>
          </table:table-cell>
          <table:table-cell office:value-type="float" office:value="101.5" calcext:value-type="float">
            <text:p>101,5</text:p>
          </table:table-cell>
          <table:table-cell office:value-type="float" office:value="81.942" calcext:value-type="float">
            <text:p>81,942</text:p>
          </table:table-cell>
          <table:table-cell office:value-type="float" office:value="8000" calcext:value-type="float">
            <text:p>8000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  <table:table-cell office:value-type="float" office:value="10.412" calcext:value-type="float">
            <text:p>10,41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978075.02" calcext:value-type="float">
            <text:p>3978075,02</text:p>
          </table:table-cell>
          <table:table-cell office:value-type="float" office:value="5322363.64" calcext:value-type="float">
            <text:p>5322363,64</text:p>
          </table:table-cell>
          <table:table-cell office:value-type="float" office:value="3428994.12" calcext:value-type="float">
            <text:p>3428994,12</text:p>
          </table:table-cell>
          <table:table-cell office:value-type="float" office:value="800000" calcext:value-type="float">
            <text:p>800000</text:p>
          </table:table-cell>
          <table:table-cell office:value-type="float" office:value="98.582" calcext:value-type="float">
            <text:p>98,582</text:p>
          </table:table-cell>
          <table:table-cell office:value-type="float" office:value="101.62" calcext:value-type="float">
            <text:p>101,62</text:p>
          </table:table-cell>
          <table:table-cell office:value-type="float" office:value="112.568" calcext:value-type="float">
            <text:p>112,568</text:p>
          </table:table-cell>
          <table:table-cell office:value-type="float" office:value="16000" calcext:value-type="float">
            <text:p>16000</text:p>
          </table:table-cell>
          <table:table-cell office:value-type="float" office:value="5.436" calcext:value-type="float">
            <text:p>5,436</text:p>
          </table:table-cell>
          <table:table-cell office:value-type="float" office:value="1.8" calcext:value-type="float">
            <text:p>1,8</text:p>
          </table:table-cell>
          <table:table-cell office:value-type="float" office:value="10.726" calcext:value-type="float">
            <text:p>10,726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889349.84" calcext:value-type="float">
            <text:p>40889349,84</text:p>
          </table:table-cell>
          <table:table-cell office:value-type="float" office:value="32490075.84" calcext:value-type="float">
            <text:p>32490075,84</text:p>
          </table:table-cell>
          <table:table-cell office:value-type="float" office:value="34073732.76" calcext:value-type="float">
            <text:p>34073732,76</text:p>
          </table:table-cell>
          <table:table-cell office:value-type="float" office:value="50000" calcext:value-type="float">
            <text:p>50000</text:p>
          </table:table-cell>
          <table:table-cell office:value-type="float" office:value="13.846" calcext:value-type="float">
            <text:p>13,846</text:p>
          </table:table-cell>
          <table:table-cell office:value-type="float" office:value="27.286" calcext:value-type="float">
            <text:p>27,286</text:p>
          </table:table-cell>
          <table:table-cell office:value-type="float" office:value="12.488" calcext:value-type="float">
            <text:p>12,488</text:p>
          </table:table-cell>
          <table:table-cell office:value-type="float" office:value="1000" calcext:value-type="float">
            <text:p>1000</text:p>
          </table:table-cell>
          <table:table-cell office:value-type="float" office:value="1.802" calcext:value-type="float">
            <text:p>1,802</text:p>
          </table:table-cell>
          <table:table-cell office:value-type="float" office:value="1.8" calcext:value-type="float">
            <text:p>1,8</text:p>
          </table:table-cell>
          <table:table-cell office:value-type="float" office:value="4.184" calcext:value-type="float">
            <text:p>4,18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283336.46" calcext:value-type="float">
            <text:p>22283336,46</text:p>
          </table:table-cell>
          <table:table-cell office:value-type="float" office:value="15395222.04" calcext:value-type="float">
            <text:p>15395222,04</text:p>
          </table:table-cell>
          <table:table-cell office:value-type="float" office:value="22515324.5" calcext:value-type="float">
            <text:p>22515324,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572" calcext:value-type="float">
            <text:p>24,572</text:p>
          </table:table-cell>
          <table:table-cell office:value-type="float" office:value="56.312" calcext:value-type="float">
            <text:p>56,312</text:p>
          </table:table-cell>
          <table:table-cell office:value-type="float" office:value="23.474" calcext:value-type="float">
            <text:p>23,474</text:p>
          </table:table-cell>
          <table:table-cell office:value-type="float" office:value="2000" calcext:value-type="float">
            <text:p>2000</text:p>
          </table:table-cell>
          <table:table-cell office:value-type="float" office:value="2.57" calcext:value-type="float">
            <text:p>2,57</text:p>
          </table:table-cell>
          <table:table-cell office:value-type="float" office:value="1.8" calcext:value-type="float">
            <text:p>1,8</text:p>
          </table:table-cell>
          <table:table-cell office:value-type="float" office:value="7.24599999999999" calcext:value-type="float">
            <text:p>7,245999999999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286666.98" calcext:value-type="float">
            <text:p>9286666,98</text:p>
          </table:table-cell>
          <table:table-cell office:value-type="float" office:value="6069201.02" calcext:value-type="float">
            <text:p>6069201,02</text:p>
          </table:table-cell>
          <table:table-cell office:value-type="float" office:value="9076288.34" calcext:value-type="float">
            <text:p>9076288,34</text:p>
          </table:table-cell>
          <table:table-cell office:value-type="float" office:value="200000" calcext:value-type="float">
            <text:p>200000</text:p>
          </table:table-cell>
          <table:table-cell office:value-type="float" office:value="51.424" calcext:value-type="float">
            <text:p>51,424</text:p>
          </table:table-cell>
          <table:table-cell office:value-type="float" office:value="100" calcext:value-type="float">
            <text:p>100</text:p>
          </table:table-cell>
          <table:table-cell office:value-type="float" office:value="44.248" calcext:value-type="float">
            <text:p>44,248</text:p>
          </table:table-cell>
          <table:table-cell office:value-type="float" office:value="4000" calcext:value-type="float">
            <text:p>4000</text:p>
          </table:table-cell>
          <table:table-cell office:value-type="float" office:value="3.788" calcext:value-type="float">
            <text:p>3,788</text:p>
          </table:table-cell>
          <table:table-cell office:value-type="float" office:value="1.8" calcext:value-type="float">
            <text:p>1,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498675.5" calcext:value-type="float">
            <text:p>3498675,5</text:p>
          </table:table-cell>
          <table:table-cell office:value-type="float" office:value="4857884.04" calcext:value-type="float">
            <text:p>4857884,04</text:p>
          </table:table-cell>
          <table:table-cell office:value-type="float" office:value="3588876.56" calcext:value-type="float">
            <text:p>3588876,56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.26" calcext:value-type="float">
            <text:p>89,26</text:p>
          </table:table-cell>
          <table:table-cell office:value-type="float" office:value="101.74" calcext:value-type="float">
            <text:p>101,74</text:p>
          </table:table-cell>
          <table:table-cell office:value-type="float" office:value="80.168" calcext:value-type="float">
            <text:p>80,168</text:p>
          </table:table-cell>
          <table:table-cell office:value-type="float" office:value="8000" calcext:value-type="float">
            <text:p>8000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192631.54" calcext:value-type="float">
            <text:p>2192631,54</text:p>
          </table:table-cell>
          <table:table-cell office:value-type="float" office:value="3991265.84" calcext:value-type="float">
            <text:p>3991265,84</text:p>
          </table:table-cell>
          <table:table-cell office:value-type="float" office:value="1730621.12" calcext:value-type="float">
            <text:p>1730621,12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2.16" calcext:value-type="float">
            <text:p>102,16</text:p>
          </table:table-cell>
          <table:table-cell office:value-type="float" office:value="102.6" calcext:value-type="float">
            <text:p>102,6</text:p>
          </table:table-cell>
          <table:table-cell office:value-type="float" office:value="107.676" calcext:value-type="float">
            <text:p>107,676</text:p>
          </table:table-cell>
          <table:table-cell office:value-type="float" office:value="16000" calcext:value-type="float">
            <text:p>16000</text:p>
          </table:table-cell>
          <table:table-cell office:value-type="float" office:value="5.42" calcext:value-type="float">
            <text:p>5,42</text:p>
          </table:table-cell>
          <table:table-cell office:value-type="float" office:value="1.8" calcext:value-type="float">
            <text:p>1,8</text:p>
          </table:table-cell>
          <table:table-cell office:value-type="float" office:value="8.116" calcext:value-type="float">
            <text:p>8,116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8390126.48" calcext:value-type="float">
            <text:p>38390126,48</text:p>
          </table:table-cell>
          <table:table-cell office:value-type="float" office:value="36468366.86" calcext:value-type="float">
            <text:p>36468366,86</text:p>
          </table:table-cell>
          <table:table-cell office:value-type="float" office:value="33510034.12" calcext:value-type="float">
            <text:p>33510034,12</text:p>
          </table:table-cell>
          <table:table-cell office:value-type="float" office:value="50000" calcext:value-type="float">
            <text:p>50000</text:p>
          </table:table-cell>
          <table:table-cell office:value-type="float" office:value="12.948" calcext:value-type="float">
            <text:p>12,948</text:p>
          </table:table-cell>
          <table:table-cell office:value-type="float" office:value="20.754" calcext:value-type="float">
            <text:p>20,754</text:p>
          </table:table-cell>
          <table:table-cell office:value-type="float" office:value="14.066" calcext:value-type="float">
            <text:p>14,066</text:p>
          </table:table-cell>
          <table:table-cell office:value-type="float" office:value="1000" calcext:value-type="float">
            <text:p>1000</text:p>
          </table:table-cell>
          <table:table-cell office:value-type="float" office:value="1.968" calcext:value-type="float">
            <text:p>1,968</text:p>
          </table:table-cell>
          <table:table-cell office:value-type="float" office:value="1.8" calcext:value-type="float">
            <text:p>1,8</text:p>
          </table:table-cell>
          <table:table-cell office:value-type="float" office:value="5.768" calcext:value-type="float">
            <text:p>5,7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226790.98" calcext:value-type="float">
            <text:p>20226790,98</text:p>
          </table:table-cell>
          <table:table-cell office:value-type="float" office:value="11521542.26" calcext:value-type="float">
            <text:p>11521542,26</text:p>
          </table:table-cell>
          <table:table-cell office:value-type="float" office:value="23072256.76" calcext:value-type="float">
            <text:p>23072256,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13" calcext:value-type="float">
            <text:p>25,13</text:p>
          </table:table-cell>
          <table:table-cell office:value-type="float" office:value="48.6" calcext:value-type="float">
            <text:p>48,6</text:p>
          </table:table-cell>
          <table:table-cell office:value-type="float" office:value="25.332" calcext:value-type="float">
            <text:p>25,332</text:p>
          </table:table-cell>
          <table:table-cell office:value-type="float" office:value="2000" calcext:value-type="float">
            <text:p>2000</text:p>
          </table:table-cell>
          <table:table-cell office:value-type="float" office:value="2.462" calcext:value-type="float">
            <text:p>2,462</text:p>
          </table:table-cell>
          <table:table-cell office:value-type="float" office:value="1.8" calcext:value-type="float">
            <text:p>1,8</text:p>
          </table:table-cell>
          <table:table-cell office:value-type="float" office:value="5.144" calcext:value-type="float">
            <text:p>5,14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244947.26" calcext:value-type="float">
            <text:p>8244947,26</text:p>
          </table:table-cell>
          <table:table-cell office:value-type="float" office:value="6200945.46" calcext:value-type="float">
            <text:p>6200945,46</text:p>
          </table:table-cell>
          <table:table-cell office:value-type="float" office:value="8485768.9" calcext:value-type="float">
            <text:p>8485768,9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.25" calcext:value-type="float">
            <text:p>49,25</text:p>
          </table:table-cell>
          <table:table-cell office:value-type="float" office:value="98.404" calcext:value-type="float">
            <text:p>98,404</text:p>
          </table:table-cell>
          <table:table-cell office:value-type="float" office:value="46.836" calcext:value-type="float">
            <text:p>46,836</text:p>
          </table:table-cell>
          <table:table-cell office:value-type="float" office:value="4000" calcext:value-type="float">
            <text:p>4000</text:p>
          </table:table-cell>
          <table:table-cell office:value-type="float" office:value="4.328" calcext:value-type="float">
            <text:p>4,328</text:p>
          </table:table-cell>
          <table:table-cell office:value-type="float" office:value="1.8" calcext:value-type="float">
            <text:p>1,8</text:p>
          </table:table-cell>
          <table:table-cell office:value-type="float" office:value="6.72399999999999" calcext:value-type="float">
            <text:p>6,7239999999999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293276.16" calcext:value-type="float">
            <text:p>3293276,16</text:p>
          </table:table-cell>
          <table:table-cell office:value-type="float" office:value="5011500.16" calcext:value-type="float">
            <text:p>5011500,16</text:p>
          </table:table-cell>
          <table:table-cell office:value-type="float" office:value="3523365.4" calcext:value-type="float">
            <text:p>3523365,4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.94" calcext:value-type="float">
            <text:p>83,94</text:p>
          </table:table-cell>
          <table:table-cell office:value-type="float" office:value="102.04" calcext:value-type="float">
            <text:p>102,04</text:p>
          </table:table-cell>
          <table:table-cell office:value-type="float" office:value="80.464" calcext:value-type="float">
            <text:p>80,464</text:p>
          </table:table-cell>
          <table:table-cell office:value-type="float" office:value="8000" calcext:value-type="float">
            <text:p>8000</text:p>
          </table:table-cell>
          <table:table-cell office:value-type="float" office:value="5.23400000000001" calcext:value-type="float">
            <text:p>5,23400000000001</text:p>
          </table:table-cell>
          <table:table-cell office:value-type="float" office:value="1.8" calcext:value-type="float">
            <text:p>1,8</text:p>
          </table:table-cell>
          <table:table-cell office:value-type="float" office:value="9.39999999999999" calcext:value-type="float">
            <text:p>9,3999999999999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269083.22" calcext:value-type="float">
            <text:p>2269083,22</text:p>
          </table:table-cell>
          <table:table-cell office:value-type="float" office:value="5744888.54" calcext:value-type="float">
            <text:p>5744888,54</text:p>
          </table:table-cell>
          <table:table-cell office:value-type="float" office:value="2221457.42" calcext:value-type="float">
            <text:p>2221457,42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2.102" calcext:value-type="float">
            <text:p>102,102</text:p>
          </table:table-cell>
          <table:table-cell office:value-type="float" office:value="101.52" calcext:value-type="float">
            <text:p>101,52</text:p>
          </table:table-cell>
          <table:table-cell office:value-type="float" office:value="99.78" calcext:value-type="float">
            <text:p>99,78</text:p>
          </table:table-cell>
          <table:table-cell office:value-type="float" office:value="16000" calcext:value-type="float">
            <text:p>16000</text:p>
          </table:table-cell>
          <table:table-cell office:value-type="float" office:value="5.298" calcext:value-type="float">
            <text:p>5,298</text:p>
          </table:table-cell>
          <table:table-cell office:value-type="float" office:value="1.8" calcext:value-type="float">
            <text:p>1,8</text:p>
          </table:table-cell>
          <table:table-cell office:value-type="float" office:value="9.45199999999999" calcext:value-type="float">
            <text:p>9,4519999999999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751443.56" calcext:value-type="float">
            <text:p>42751443,56</text:p>
          </table:table-cell>
          <table:table-cell office:value-type="float" office:value="42510440" calcext:value-type="float">
            <text:p>42510440</text:p>
          </table:table-cell>
          <table:table-cell office:value-type="float" office:value="43480121.8" calcext:value-type="float">
            <text:p>43480121,8</text:p>
          </table:table-cell>
          <table:table-cell office:value-type="float" office:value="50000" calcext:value-type="float">
            <text:p>50000</text:p>
          </table:table-cell>
          <table:table-cell office:value-type="float" office:value="13.348" calcext:value-type="float">
            <text:p>13,348</text:p>
          </table:table-cell>
          <table:table-cell office:value-type="float" office:value="21.096" calcext:value-type="float">
            <text:p>21,096</text:p>
          </table:table-cell>
          <table:table-cell office:value-type="float" office:value="13.524" calcext:value-type="float">
            <text:p>13,524</text:p>
          </table:table-cell>
          <table:table-cell office:value-type="float" office:value="1000" calcext:value-type="float">
            <text:p>1000</text:p>
          </table:table-cell>
          <table:table-cell office:value-type="float" office:value="2.022" calcext:value-type="float">
            <text:p>2,022</text:p>
          </table:table-cell>
          <table:table-cell office:value-type="float" office:value="1.8" calcext:value-type="float">
            <text:p>1,8</text:p>
          </table:table-cell>
          <table:table-cell office:value-type="float" office:value="4.464" calcext:value-type="float">
            <text:p>4,4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152898.34" calcext:value-type="float">
            <text:p>22152898,34</text:p>
          </table:table-cell>
          <table:table-cell office:value-type="float" office:value="12436058.86" calcext:value-type="float">
            <text:p>12436058,86</text:p>
          </table:table-cell>
          <table:table-cell office:value-type="float" office:value="23044939.22" calcext:value-type="float">
            <text:p>23044939,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77" calcext:value-type="float">
            <text:p>24,77</text:p>
          </table:table-cell>
          <table:table-cell office:value-type="float" office:value="56.622" calcext:value-type="float">
            <text:p>56,622</text:p>
          </table:table-cell>
          <table:table-cell office:value-type="float" office:value="23.008" calcext:value-type="float">
            <text:p>23,008</text:p>
          </table:table-cell>
          <table:table-cell office:value-type="float" office:value="2000" calcext:value-type="float">
            <text:p>2000</text:p>
          </table:table-cell>
          <table:table-cell office:value-type="float" office:value="2.372" calcext:value-type="float">
            <text:p>2,372</text:p>
          </table:table-cell>
          <table:table-cell office:value-type="float" office:value="1.8" calcext:value-type="float">
            <text:p>1,8</text:p>
          </table:table-cell>
          <table:table-cell office:value-type="float" office:value="5.532" calcext:value-type="float">
            <text:p>5,5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812540.7" calcext:value-type="float">
            <text:p>8812540,7</text:p>
          </table:table-cell>
          <table:table-cell office:value-type="float" office:value="7706828.28" calcext:value-type="float">
            <text:p>7706828,28</text:p>
          </table:table-cell>
          <table:table-cell office:value-type="float" office:value="9898606.26" calcext:value-type="float">
            <text:p>9898606,26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.568" calcext:value-type="float">
            <text:p>50,568</text:p>
          </table:table-cell>
          <table:table-cell office:value-type="float" office:value="99.562" calcext:value-type="float">
            <text:p>99,562</text:p>
          </table:table-cell>
          <table:table-cell office:value-type="float" office:value="43.496" calcext:value-type="float">
            <text:p>43,496</text:p>
          </table:table-cell>
          <table:table-cell office:value-type="float" office:value="4000" calcext:value-type="float">
            <text:p>4000</text:p>
          </table:table-cell>
          <table:table-cell office:value-type="float" office:value="4.192" calcext:value-type="float">
            <text:p>4,192</text:p>
          </table:table-cell>
          <table:table-cell office:value-type="float" office:value="1.8" calcext:value-type="float">
            <text:p>1,8</text:p>
          </table:table-cell>
          <table:table-cell office:value-type="float" office:value="9.72599999999999" calcext:value-type="float">
            <text:p>9,7259999999999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772046.68" calcext:value-type="float">
            <text:p>2772046,68</text:p>
          </table:table-cell>
          <table:table-cell office:value-type="float" office:value="5565760.26" calcext:value-type="float">
            <text:p>5565760,26</text:p>
          </table:table-cell>
          <table:table-cell office:value-type="float" office:value="2906122.88" calcext:value-type="float">
            <text:p>2906122,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92.572" calcext:value-type="float">
            <text:p>92,572</text:p>
          </table:table-cell>
          <table:table-cell office:value-type="float" office:value="101.5" calcext:value-type="float">
            <text:p>101,5</text:p>
          </table:table-cell>
          <table:table-cell office:value-type="float" office:value="77.39" calcext:value-type="float">
            <text:p>77,39</text:p>
          </table:table-cell>
          <table:table-cell office:value-type="float" office:value="8000" calcext:value-type="float">
            <text:p>8000</text:p>
          </table:table-cell>
          <table:table-cell office:value-type="float" office:value="7.982" calcext:value-type="float">
            <text:p>7,982</text:p>
          </table:table-cell>
          <table:table-cell office:value-type="float" office:value="1.8" calcext:value-type="float">
            <text:p>1,8</text:p>
          </table:table-cell>
          <table:table-cell office:value-type="float" office:value="8.734" calcext:value-type="float">
            <text:p>8,73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375236.1" calcext:value-type="float">
            <text:p>2375236,1</text:p>
          </table:table-cell>
          <table:table-cell office:value-type="float" office:value="6270190.92" calcext:value-type="float">
            <text:p>6270190,92</text:p>
          </table:table-cell>
          <table:table-cell office:value-type="float" office:value="1965961.58" calcext:value-type="float">
            <text:p>1965961,58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1.32" calcext:value-type="float">
            <text:p>101,32</text:p>
          </table:table-cell>
          <table:table-cell office:value-type="float" office:value="114.76" calcext:value-type="float">
            <text:p>114,76</text:p>
          </table:table-cell>
          <table:table-cell office:value-type="float" office:value="16000" calcext:value-type="float">
            <text:p>16000</text:p>
          </table:table-cell>
          <table:table-cell office:value-type="float" office:value="5.38" calcext:value-type="float">
            <text:p>5,38</text:p>
          </table:table-cell>
          <table:table-cell office:value-type="float" office:value="1.8" calcext:value-type="float">
            <text:p>1,8</text:p>
          </table:table-cell>
          <table:table-cell office:value-type="float" office:value="8.64600000000001" calcext:value-type="float">
            <text:p>8,64600000000001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6120538.46" calcext:value-type="float">
            <text:p>36120538,46</text:p>
          </table:table-cell>
          <table:table-cell office:value-type="float" office:value="28358078.56" calcext:value-type="float">
            <text:p>28358078,56</text:p>
          </table:table-cell>
          <table:table-cell office:value-type="float" office:value="42552628.8" calcext:value-type="float">
            <text:p>42552628,8</text:p>
          </table:table-cell>
          <table:table-cell office:value-type="float" office:value="50000" calcext:value-type="float">
            <text:p>50000</text:p>
          </table:table-cell>
          <table:table-cell office:value-type="float" office:value="12.17" calcext:value-type="float">
            <text:p>12,17</text:p>
          </table:table-cell>
          <table:table-cell office:value-type="float" office:value="30.698" calcext:value-type="float">
            <text:p>30,698</text:p>
          </table:table-cell>
          <table:table-cell office:value-type="float" office:value="11.986" calcext:value-type="float">
            <text:p>11,986</text:p>
          </table:table-cell>
          <table:table-cell office:value-type="float" office:value="50000" calcext:value-type="float">
            <text:p>50000</text:p>
          </table:table-cell>
          <table:table-cell office:value-type="float" office:value="1.964" calcext:value-type="float">
            <text:p>1,964</text:p>
          </table:table-cell>
          <table:table-cell office:value-type="float" office:value="1.8" calcext:value-type="float">
            <text:p>1,8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411724.34" calcext:value-type="float">
            <text:p>21411724,34</text:p>
          </table:table-cell>
          <table:table-cell office:value-type="float" office:value="14907910.16" calcext:value-type="float">
            <text:p>14907910,16</text:p>
          </table:table-cell>
          <table:table-cell office:value-type="float" office:value="22223717.06" calcext:value-type="float">
            <text:p>22223717,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868" calcext:value-type="float">
            <text:p>26,868</text:p>
          </table:table-cell>
          <table:table-cell office:value-type="float" office:value="62.802" calcext:value-type="float">
            <text:p>62,802</text:p>
          </table:table-cell>
          <table:table-cell office:value-type="float" office:value="26.35" calcext:value-type="float">
            <text:p>26,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16" calcext:value-type="float">
            <text:p>3,16</text:p>
          </table:table-cell>
          <table:table-cell office:value-type="float" office:value="1.8" calcext:value-type="float">
            <text:p>1,8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825421.16" calcext:value-type="float">
            <text:p>8825421,16</text:p>
          </table:table-cell>
          <table:table-cell office:value-type="float" office:value="6014697.96" calcext:value-type="float">
            <text:p>6014697,96</text:p>
          </table:table-cell>
          <table:table-cell office:value-type="float" office:value="6871218.56" calcext:value-type="float">
            <text:p>6871218,56</text:p>
          </table:table-cell>
          <table:table-cell office:value-type="float" office:value="200000" calcext:value-type="float">
            <text:p>200000</text:p>
          </table:table-cell>
          <table:table-cell office:value-type="float" office:value="42.722" calcext:value-type="float">
            <text:p>42,722</text:p>
          </table:table-cell>
          <table:table-cell office:value-type="float" office:value="96.244" calcext:value-type="float">
            <text:p>96,244</text:p>
          </table:table-cell>
          <table:table-cell office:value-type="float" office:value="46.376" calcext:value-type="float">
            <text:p>46,37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956" calcext:value-type="float">
            <text:p>2,956</text:p>
          </table:table-cell>
          <table:table-cell office:value-type="float" office:value="1.8" calcext:value-type="float">
            <text:p>1,8</text:p>
          </table:table-cell>
          <table:table-cell office:value-type="float" office:value="6.868" calcext:value-type="float">
            <text:p>6,86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221470.46" calcext:value-type="float">
            <text:p>3221470,46</text:p>
          </table:table-cell>
          <table:table-cell office:value-type="float" office:value="5241288.54" calcext:value-type="float">
            <text:p>5241288,54</text:p>
          </table:table-cell>
          <table:table-cell office:value-type="float" office:value="3467752.58" calcext:value-type="float">
            <text:p>3467752,58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.424" calcext:value-type="float">
            <text:p>83,424</text:p>
          </table:table-cell>
          <table:table-cell office:value-type="float" office:value="101.52" calcext:value-type="float">
            <text:p>101,52</text:p>
          </table:table-cell>
          <table:table-cell office:value-type="float" office:value="81.062" calcext:value-type="float">
            <text:p>81,062</text:p>
          </table:table-cell>
          <table:table-cell office:value-type="float" office:value="400000" calcext:value-type="float">
            <text:p>400000</text:p>
          </table:table-cell>
          <table:table-cell office:value-type="float" office:value="4.592" calcext:value-type="float">
            <text:p>4,592</text:p>
          </table:table-cell>
          <table:table-cell office:value-type="float" office:value="1.8" calcext:value-type="float">
            <text:p>1,8</text:p>
          </table:table-cell>
          <table:table-cell office:value-type="float" office:value="8.19999999999999" calcext:value-type="float">
            <text:p>8,1999999999999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332566.32" calcext:value-type="float">
            <text:p>2332566,32</text:p>
          </table:table-cell>
          <table:table-cell office:value-type="float" office:value="4783873.44" calcext:value-type="float">
            <text:p>4783873,44</text:p>
          </table:table-cell>
          <table:table-cell office:value-type="float" office:value="2025238.38" calcext:value-type="float">
            <text:p>2025238,38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1.74" calcext:value-type="float">
            <text:p>101,74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94" calcext:value-type="float">
            <text:p>101,94</text:p>
          </table:table-cell>
          <table:table-cell office:value-type="float" office:value="800000" calcext:value-type="float">
            <text:p>800000</text:p>
          </table:table-cell>
          <table:table-cell office:value-type="float" office:value="6.494" calcext:value-type="float">
            <text:p>6,494</text:p>
          </table:table-cell>
          <table:table-cell office:value-type="float" office:value="1.8" calcext:value-type="float">
            <text:p>1,8</text:p>
          </table:table-cell>
          <table:table-cell office:value-type="float" office:value="7.72999999999999" calcext:value-type="float">
            <text:p>7,7299999999999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.B2];[.B11];[.B20];[.B29];[.B38])" office:value-type="float" office:value="39484950.304" calcext:value-type="float">
            <text:p>39484950,304</text:p>
          </table:table-cell>
          <table:table-cell table:formula="of:=AVERAGE([.C2];[.C11];[.C20];[.C29];[.C38])" office:value-type="float" office:value="36083527.844" calcext:value-type="float">
            <text:p>36083527,844</text:p>
          </table:table-cell>
          <table:table-cell table:formula="of:=AVERAGE([.D2];[.D11];[.D20];[.D29];[.D38])" office:value-type="float" office:value="38664484.06" calcext:value-type="float">
            <text:p>38664484,06</text:p>
          </table:table-cell>
          <table:table-cell table:formula="of:=AVERAGE([.E2];[.E11];[.E20];[.E29];[.E38])" office:value-type="float" office:value="50000" calcext:value-type="float">
            <text:p>50000</text:p>
          </table:table-cell>
          <table:table-cell table:formula="of:=AVERAGE([.F2];[.F11];[.F20];[.F29];[.F38])" office:value-type="float" office:value="13.1884" calcext:value-type="float">
            <text:p>13,1884</text:p>
          </table:table-cell>
          <table:table-cell table:formula="of:=AVERAGE([.G2];[.G11];[.G20];[.G29];[.G38])" office:value-type="float" office:value="24.574" calcext:value-type="float">
            <text:p>24,574</text:p>
          </table:table-cell>
          <table:table-cell table:formula="of:=AVERAGE([.H2];[.H11];[.H20];[.H29];[.H38])" office:value-type="float" office:value="13.5016" calcext:value-type="float">
            <text:p>13,5016</text:p>
          </table:table-cell>
          <table:table-cell office:value-type="float" office:value="50000" calcext:value-type="float">
            <text:p>50000</text:p>
          </table:table-cell>
          <table:table-cell table:formula="of:=AVERAGE([.J2];[.J11];[.J20];[.J29];[.J38])" office:value-type="float" office:value="1.9904" calcext:value-type="float">
            <text:p>1,9904</text:p>
          </table:table-cell>
          <table:table-cell table:formula="of:=AVERAGE([.K2];[.K11];[.K20];[.K29];[.K38])" office:value-type="float" office:value="1.8" calcext:value-type="float">
            <text:p>1,8</text:p>
          </table:table-cell>
          <table:table-cell table:formula="of:=AVERAGE([.L2];[.L11];[.L20];[.L29];[.L38])" office:value-type="float" office:value="5.6376" calcext:value-type="float">
            <text:p>5,63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B3];[.B12];[.B21];[.B30];[.B39])" office:value-type="float" office:value="21424370.82" calcext:value-type="float">
            <text:p>21424370,82</text:p>
          </table:table-cell>
          <table:table-cell table:formula="of:=AVERAGE([.C3];[.C12];[.C21];[.C30];[.C39])" office:value-type="float" office:value="13408254.712" calcext:value-type="float">
            <text:p>13408254,712</text:p>
          </table:table-cell>
          <table:table-cell table:formula="of:=AVERAGE([.D3];[.D12];[.D21];[.D30];[.D39])" office:value-type="float" office:value="22462497.924" calcext:value-type="float">
            <text:p>22462497,924</text:p>
          </table:table-cell>
          <table:table-cell table:formula="of:=AVERAGE([.E3];[.E12];[.E21];[.E30];[.E39])" office:value-type="float" office:value="100000" calcext:value-type="float">
            <text:p>100000</text:p>
          </table:table-cell>
          <table:table-cell table:formula="of:=AVERAGE([.F3];[.F12];[.F21];[.F30];[.F39])" office:value-type="float" office:value="25.3696" calcext:value-type="float">
            <text:p>25,3696</text:p>
          </table:table-cell>
          <table:table-cell table:formula="of:=AVERAGE([.G3];[.G12];[.G21];[.G30];[.G39])" office:value-type="float" office:value="57.8184" calcext:value-type="float">
            <text:p>57,8184</text:p>
          </table:table-cell>
          <table:table-cell table:formula="of:=AVERAGE([.H3];[.H12];[.H21];[.H30];[.H39])" office:value-type="float" office:value="24.7196" calcext:value-type="float">
            <text:p>24,7196</text:p>
          </table:table-cell>
          <table:table-cell office:value-type="float" office:value="100000" calcext:value-type="float">
            <text:p>100000</text:p>
          </table:table-cell>
          <table:table-cell table:formula="of:=AVERAGE([.J3];[.J12];[.J21];[.J30];[.J39])" office:value-type="float" office:value="2.926" calcext:value-type="float">
            <text:p>2,926</text:p>
          </table:table-cell>
          <table:table-cell table:formula="of:=AVERAGE([.K3];[.K12];[.K21];[.K30];[.K39])" office:value-type="float" office:value="1.8" calcext:value-type="float">
            <text:p>1,8</text:p>
          </table:table-cell>
          <table:table-cell table:formula="of:=AVERAGE([.L3];[.L12];[.L21];[.L30];[.L39])" office:value-type="float" office:value="5.8332" calcext:value-type="float">
            <text:p>5,83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AVERAGE([.B4];[.B13];[.B22];[.B31];[.B40])" office:value-type="float" office:value="9033127.116" calcext:value-type="float">
            <text:p>9033127,116</text:p>
          </table:table-cell>
          <table:table-cell table:formula="of:=AVERAGE([.C4];[.C13];[.C22];[.C31];[.C40])" office:value-type="float" office:value="6327097.628" calcext:value-type="float">
            <text:p>6327097,628</text:p>
          </table:table-cell>
          <table:table-cell table:formula="of:=AVERAGE([.D4];[.D13];[.D22];[.D31];[.D40])" office:value-type="float" office:value="8669078.828" calcext:value-type="float">
            <text:p>8669078,828</text:p>
          </table:table-cell>
          <table:table-cell table:formula="of:=AVERAGE([.E4];[.E13];[.E22];[.E31];[.E40])" office:value-type="float" office:value="200000" calcext:value-type="float">
            <text:p>200000</text:p>
          </table:table-cell>
          <table:table-cell table:formula="of:=AVERAGE([.F4];[.F13];[.F22];[.F31];[.F40])" office:value-type="float" office:value="49.2684" calcext:value-type="float">
            <text:p>49,2684</text:p>
          </table:table-cell>
          <table:table-cell table:formula="of:=AVERAGE([.G4];[.G13];[.G22];[.G31];[.G40])" office:value-type="float" office:value="99.082" calcext:value-type="float">
            <text:p>99,082</text:p>
          </table:table-cell>
          <table:table-cell table:formula="of:=AVERAGE([.H4];[.H13];[.H22];[.H31];[.H40])" office:value-type="float" office:value="45.6492" calcext:value-type="float">
            <text:p>45,6492</text:p>
          </table:table-cell>
          <table:table-cell office:value-type="float" office:value="200000" calcext:value-type="float">
            <text:p>200000</text:p>
          </table:table-cell>
          <table:table-cell table:formula="of:=AVERAGE([.J4];[.J13];[.J22];[.J31];[.J40])" office:value-type="float" office:value="3.8524" calcext:value-type="float">
            <text:p>3,8524</text:p>
          </table:table-cell>
          <table:table-cell table:formula="of:=AVERAGE([.K4];[.K13];[.K22];[.K31];[.K40])" office:value-type="float" office:value="1.8" calcext:value-type="float">
            <text:p>1,8</text:p>
          </table:table-cell>
          <table:table-cell table:formula="of:=AVERAGE([.L4];[.L13];[.L22];[.L31];[.L40])" office:value-type="float" office:value="7.4636" calcext:value-type="float">
            <text:p>7,463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AVERAGE([.B5];[.B14];[.B23];[.B32];[.B41])" office:value-type="float" office:value="3318991.26" calcext:value-type="float">
            <text:p>3318991,26</text:p>
          </table:table-cell>
          <table:table-cell table:formula="of:=AVERAGE([.C5];[.C14];[.C23];[.C32];[.C41])" office:value-type="float" office:value="5148797.856" calcext:value-type="float">
            <text:p>5148797,856</text:p>
          </table:table-cell>
          <table:table-cell table:formula="of:=AVERAGE([.D5];[.D14];[.D23];[.D32];[.D41])" office:value-type="float" office:value="3387387.38" calcext:value-type="float">
            <text:p>3387387,38</text:p>
          </table:table-cell>
          <table:table-cell table:formula="of:=AVERAGE([.E5];[.E14];[.E23];[.E32];[.E41])" office:value-type="float" office:value="400000" calcext:value-type="float">
            <text:p>400000</text:p>
          </table:table-cell>
          <table:table-cell table:formula="of:=AVERAGE([.F5];[.F14];[.F23];[.F32];[.F41])" office:value-type="float" office:value="89.4884" calcext:value-type="float">
            <text:p>89,4884</text:p>
          </table:table-cell>
          <table:table-cell table:formula="of:=AVERAGE([.G5];[.G14];[.G23];[.G32];[.G41])" office:value-type="float" office:value="101.66" calcext:value-type="float">
            <text:p>101,66</text:p>
          </table:table-cell>
          <table:table-cell table:formula="of:=AVERAGE([.H5];[.H14];[.H23];[.H32];[.H41])" office:value-type="float" office:value="80.2052" calcext:value-type="float">
            <text:p>80,2052</text:p>
          </table:table-cell>
          <table:table-cell office:value-type="float" office:value="400000" calcext:value-type="float">
            <text:p>400000</text:p>
          </table:table-cell>
          <table:table-cell table:formula="of:=AVERAGE([.J5];[.J14];[.J23];[.J32];[.J41])" office:value-type="float" office:value="5.9816" calcext:value-type="float">
            <text:p>5,9816</text:p>
          </table:table-cell>
          <table:table-cell table:formula="of:=AVERAGE([.K5];[.K14];[.K23];[.K32];[.K41])" office:value-type="float" office:value="1.8" calcext:value-type="float">
            <text:p>1,8</text:p>
          </table:table-cell>
          <table:table-cell table:formula="of:=AVERAGE([.L5];[.L14];[.L23];[.L32];[.L41])" office:value-type="float" office:value="9.4692" calcext:value-type="float">
            <text:p>9,46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AVERAGE([.B6];[.B15];[.B24];[.B33];[.B42])" office:value-type="float" office:value="2629518.44" calcext:value-type="float">
            <text:p>2629518,44</text:p>
          </table:table-cell>
          <table:table-cell table:formula="of:=AVERAGE([.C6];[.C15];[.C24];[.C33];[.C42])" office:value-type="float" office:value="5222516.476" calcext:value-type="float">
            <text:p>5222516,476</text:p>
          </table:table-cell>
          <table:table-cell table:formula="of:=AVERAGE([.D6];[.D15];[.D24];[.D33];[.D42])" office:value-type="float" office:value="2274454.524" calcext:value-type="float">
            <text:p>2274454,524</text:p>
          </table:table-cell>
          <table:table-cell table:formula="of:=AVERAGE([.E6];[.E15];[.E24];[.E33];[.E42])" office:value-type="float" office:value="800000" calcext:value-type="float">
            <text:p>800000</text:p>
          </table:table-cell>
          <table:table-cell table:formula="of:=AVERAGE([.F6];[.F15];[.F24];[.F33];[.F42])" office:value-type="float" office:value="101.1608" calcext:value-type="float">
            <text:p>101,1608</text:p>
          </table:table-cell>
          <table:table-cell table:formula="of:=AVERAGE([.G6];[.G15];[.G24];[.G33];[.G42])" office:value-type="float" office:value="101.748" calcext:value-type="float">
            <text:p>101,748</text:p>
          </table:table-cell>
          <table:table-cell table:formula="of:=AVERAGE([.H6];[.H15];[.H24];[.H33];[.H42])" office:value-type="float" office:value="107.3448" calcext:value-type="float">
            <text:p>107,3448</text:p>
          </table:table-cell>
          <table:table-cell office:value-type="float" office:value="800000" calcext:value-type="float">
            <text:p>800000</text:p>
          </table:table-cell>
          <table:table-cell table:formula="of:=AVERAGE([.J6];[.J15];[.J24];[.J33];[.J42])" office:value-type="float" office:value="5.6056" calcext:value-type="float">
            <text:p>5,6056</text:p>
          </table:table-cell>
          <table:table-cell table:formula="of:=AVERAGE([.K6];[.K15];[.K24];[.K33];[.K42])" office:value-type="float" office:value="1.8" calcext:value-type="float">
            <text:p>1,8</text:p>
          </table:table-cell>
          <table:table-cell table:formula="of:=AVERAGE([.L6];[.L15];[.L24];[.L33];[.L42])" office:value-type="float" office:value="8.934" calcext:value-type="float">
            <text:p>8,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3:29:52.0728179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15T13:32:09.859217624</dc:date>
    <meta:editing-duration>PT16H56M10S</meta:editing-duration>
    <meta:editing-cycles>21</meta:editing-cycles>
    <meta:generator>LibreOffice/6.0.7.3$Linux_X86_64 LibreOffice_project/00m0$Build-3</meta:generator>
    <meta:document-statistic meta:table-count="1" meta:cell-count="4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3">
      <style:chart-properties chart:display-label="true" chart:logarithmic="false" chart:maximum="800000" chart:origin="0" chart:reverse-direction="false" text:line-break="false" loext:try-staggering-first="false" chart:label-arrangement="stagger-odd" chart:link-data-style-to-source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3.156cm" svg:y="0.316cm" chart:style-name="ch2">
          <text:p>Mean Latencies of JVM, GVM and Native Image</text:p>
        </chart:title>
        <chart:subtitle svg:x="5.802cm" svg:y="1.275cm" chart:style-name="ch3">
          <text:p>of Time Windows 51-100</text:p>
        </chart:subtitle>
        <chart:legend chart:legend-position="end" svg:x="13.867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6cm" svg:height="5.707cm">
          <chartooo:coordinate-region svg:x="3.064cm" svg:y="2.338cm" svg:width="9.873cm" svg:height="4.462cm"/>
          <chart:axis chart:dimension="x" chart:name="primary-x" chart:style-name="ch6">
            <chart:title svg:x="6.218cm" svg:y="8.025cm" chart:style-name="ch7">
              <text:p>Throughput [1/s]</text:p>
            </chart:title>
          </chart:axis>
          <chart:axis chart:dimension="y" chart:name="primary-y" chart:style-name="ch8">
            <chart:title svg:x="0.451cm" svg:y="5.908cm" chart:style-name="ch9">
              <text:p>Latency [n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48:Tabelle1.A52</svg:desc>
                </draw:g>
              </table:table-cell>
              <table:table-cell office:value-type="float" office:value="39484950.304">
                <text:p>39484950.304</text:p>
                <draw:g>
                  <svg:desc>Tabelle1.B48:Tabelle1.B52</svg:desc>
                </draw:g>
              </table:table-cell>
              <table:table-cell office:value-type="float" office:value="36083527.844">
                <text:p>36083527.844</text:p>
                <draw:g>
                  <svg:desc>Tabelle1.C48:Tabelle1.C52</svg:desc>
                </draw:g>
              </table:table-cell>
              <table:table-cell office:value-type="float" office:value="38664484.06">
                <text:p>38664484.06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1424370.82">
                <text:p>21424370.82</text:p>
              </table:table-cell>
              <table:table-cell office:value-type="float" office:value="13408254.712">
                <text:p>13408254.712</text:p>
              </table:table-cell>
              <table:table-cell office:value-type="float" office:value="22462497.924">
                <text:p>22462497.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9033127.116">
                <text:p>9033127.116</text:p>
              </table:table-cell>
              <table:table-cell office:value-type="float" office:value="6327097.628">
                <text:p>6327097.628</text:p>
              </table:table-cell>
              <table:table-cell office:value-type="float" office:value="8669078.828">
                <text:p>8669078.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318991.26">
                <text:p>3318991.26</text:p>
              </table:table-cell>
              <table:table-cell office:value-type="float" office:value="5148797.856">
                <text:p>5148797.856</text:p>
              </table:table-cell>
              <table:table-cell office:value-type="float" office:value="3387387.38">
                <text:p>3387387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629518.44">
                <text:p>2629518.44</text:p>
              </table:table-cell>
              <table:table-cell office:value-type="float" office:value="5222516.476">
                <text:p>5222516.476</text:p>
              </table:table-cell>
              <table:table-cell office:value-type="float" office:value="2274454.524">
                <text:p>2274454.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3">
      <style:chart-properties chart:display-label="true" chart:logarithmic="false" chart:maximum="800000" chart:origin="0" chart:reverse-direction="false" text:line-break="false" loext:try-staggering-first="false" chart:label-arrangement="stagger-odd" chart:link-data-style-to-source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952cm" svg:y="2.337cm" svg:width="10.794cm" svg:height="4.457cm"/>
          <chart:axis chart:dimension="x" chart:name="primary-x" chart:style-name="ch6">
            <chart:title svg:x="6.548cm" svg:y="8.019cm" chart:style-name="ch7">
              <text:p>Throughput [1/s]</text:p>
            </chart:title>
          </chart:axis>
          <chart:axis chart:dimension="y" chart:name="primary-y" chart:style-name="ch8">
            <chart:title svg:x="0.451cm" svg:y="6.051cm" chart:style-name="ch9">
              <text:p>%CPU Usage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E48:Tabelle1.E52</svg:desc>
                </draw:g>
              </table:table-cell>
              <table:table-cell office:value-type="float" office:value="13.1884">
                <text:p>13.1884</text:p>
                <draw:g>
                  <svg:desc>Tabelle1.F48:Tabelle1.F52</svg:desc>
                </draw:g>
              </table:table-cell>
              <table:table-cell office:value-type="float" office:value="24.574">
                <text:p>24.574</text:p>
                <draw:g>
                  <svg:desc>Tabelle1.G48:Tabelle1.G52</svg:desc>
                </draw:g>
              </table:table-cell>
              <table:table-cell office:value-type="float" office:value="13.5016">
                <text:p>13.5016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5.3696">
                <text:p>25.3696</text:p>
              </table:table-cell>
              <table:table-cell office:value-type="float" office:value="57.8184">
                <text:p>57.8184</text:p>
              </table:table-cell>
              <table:table-cell office:value-type="float" office:value="24.7196">
                <text:p>24.7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9.2684">
                <text:p>49.2684</text:p>
              </table:table-cell>
              <table:table-cell office:value-type="float" office:value="99.082">
                <text:p>99.082</text:p>
              </table:table-cell>
              <table:table-cell office:value-type="float" office:value="45.6492">
                <text:p>45.6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89.4884">
                <text:p>89.4884</text:p>
              </table:table-cell>
              <table:table-cell office:value-type="float" office:value="101.66">
                <text:p>101.66</text:p>
              </table:table-cell>
              <table:table-cell office:value-type="float" office:value="80.2052">
                <text:p>80.2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101.1608">
                <text:p>101.1608</text:p>
              </table:table-cell>
              <table:table-cell office:value-type="float" office:value="101.748">
                <text:p>101.748</text:p>
              </table:table-cell>
              <table:table-cell office:value-type="float" office:value="107.3448">
                <text:p>107.3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3">
      <style:chart-properties chart:display-label="true" chart:logarithmic="false" chart:maximum="800000" chart:origin="0" chart:reverse-direction="false" text:line-break="false" loext:try-staggering-first="false" chart:label-arrangement="stagger-odd" chart:link-data-style-to-source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402cm" svg:y="0.316cm" chart:style-name="ch2">
          <text:p>Mean %Memory Usage of JVM, GVM and Native Image</text:p>
        </chart:title>
        <chart:subtitle svg:x="5.802cm" svg:y="1.275cm" chart:style-name="ch3">
          <text:p>of Time Windows 51-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1.767cm" svg:y="2.337cm" svg:width="10.985cm" svg:height="4.463cm"/>
          <chart:axis chart:dimension="x" chart:name="primary-x" chart:style-name="ch6">
            <chart:title svg:x="6.218cm" svg:y="8.025cm" chart:style-name="ch7">
              <text:p>Throughput [1/s]</text:p>
            </chart:title>
          </chart:axis>
          <chart:axis chart:dimension="y" chart:name="primary-y" chart:style-name="ch8">
            <chart:title svg:x="0.451cm" svg:y="6.292cm" chart:style-name="ch9">
              <text:p>%Memory Usage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I48:Tabelle1.I52</svg:desc>
                </draw:g>
              </table:table-cell>
              <table:table-cell office:value-type="float" office:value="1.9904">
                <text:p>1.9904</text:p>
                <draw:g>
                  <svg:desc>Tabelle1.J48:Tabelle1.J52</svg:desc>
                </draw:g>
              </table:table-cell>
              <table:table-cell office:value-type="float" office:value="1.8">
                <text:p>1.8</text:p>
                <draw:g>
                  <svg:desc>Tabelle1.K48:Tabelle1.K52</svg:desc>
                </draw:g>
              </table:table-cell>
              <table:table-cell office:value-type="float" office:value="5.6376">
                <text:p>5.6376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926">
                <text:p>2.926</text:p>
              </table:table-cell>
              <table:table-cell office:value-type="float" office:value="1.8">
                <text:p>1.8</text:p>
              </table:table-cell>
              <table:table-cell office:value-type="float" office:value="5.8332">
                <text:p>5.8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.8524">
                <text:p>3.8524</text:p>
              </table:table-cell>
              <table:table-cell office:value-type="float" office:value="1.8">
                <text:p>1.8</text:p>
              </table:table-cell>
              <table:table-cell office:value-type="float" office:value="7.4636">
                <text:p>7.4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5.9816">
                <text:p>5.9816</text:p>
              </table:table-cell>
              <table:table-cell office:value-type="float" office:value="1.8">
                <text:p>1.8</text:p>
              </table:table-cell>
              <table:table-cell office:value-type="float" office:value="9.4692">
                <text:p>9.4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5.6056">
                <text:p>5.6056</text:p>
              </table:table-cell>
              <table:table-cell office:value-type="float" office:value="1.8">
                <text:p>1.8</text:p>
              </table:table-cell>
              <table:table-cell office:value-type="float" office:value="8.934">
                <text:p>8.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